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4a7e7" officeooo:paragraph-rsid="00752f12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e6959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4a7e7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52f12" officeooo:paragraph-rsid="00c74a6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d67cb2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paragraph-rsid="0085cc5b"/>
    </style:style>
    <style:style style:name="P22" style:family="paragraph" style:parent-style-name="Standard">
      <style:paragraph-properties fo:text-align="justify" style:justify-single-word="false"/>
      <style:text-properties officeooo:paragraph-rsid="00d3360e"/>
    </style:style>
    <style:style style:name="P23" style:family="paragraph" style:parent-style-name="Standard">
      <style:paragraph-properties fo:text-align="justify" style:justify-single-word="false" fo:break-before="page"/>
      <style:text-properties officeooo:paragraph-rsid="00d2bed4"/>
    </style:style>
    <style:style style:name="P24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52f12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a047ef" style:font-name-asian="Times New Roman1" style:font-weight-asian="bold" style:font-size-complex="14pt"/>
    </style:style>
    <style:style style:name="T10" style:family="text">
      <style:text-properties style:font-name="Times New Roman" fo:font-size="14pt" fo:language="uk" fo:country="UA" fo:font-weight="bold" officeooo:rsid="0074a7e7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uk" fo:country="UA" fo:font-weight="bold" officeooo:rsid="00752f12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uk" fo:country="UA" fo:font-weight="normal" officeooo:rsid="0074a7e7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8">Лабораторна робота №</text:span><text:span text:style-name="T9">4</text:span></text:p>
      <text:p text:style-name="P9"><text:span text:style-name="T8"><text:line-break/></text:span><text:span text:style-name="T1">з дисципліни «</text:span><text:span text:style-name="T2">Комп’ютерна графіка</text:span><text:span text:style-name="T7">»</text:span></text:p>
      <text:p text:style-name="P8"/>
      <text:p text:style-name="P1"><text:span text:style-name="T3">на тему: </text:span><text:span text:style-name="T4">«Тривимірна Графіка з використання <text:s/>бібліотеки OpenGL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Є.</text:p>
      <text:p text:style-name="P11">Прийняла: </text:p>
      <text:p text:style-name="P12">Нежуміра О.І.</text:p>
      <text:p text:style-name="P13"><text:tab/></text:p>
      <text:p text:style-name="P14"><text:span text:style-name="T5">Дніпро, 202</text:span><text:span text:style-name="T6">1</text:span></text:p>
      <text:p text:style-name="P15"/>
      <text:p text:style-name="P16"/>
      <text:p text:style-name="P18"/>
      <text:p text:style-name="P23"><text:span text:style-name="T10">Тема. </text:span><text:span text:style-name="T12">Тривимірна Графіка з використання <text:s/>бібліотеки OpenGL.</text:span></text:p>
      <text:p text:style-name="P22"><text:span text:style-name="T10">Мета. </text:span><text:span text:style-name="T12">Вивчення механізмів OpenGL для формування тривимірних зображень.</text:span></text:p>
      <text:p text:style-name="P18"/>
      <text:p text:style-name="P21"><text:span text:style-name="T10">Текст програм</text:span><text:span text:style-name="T11">и.</text:span><text:span text:style-name="T10"> </text:span><text:span text:style-name="T12">github</text:span></text:p>
      <text:p text:style-name="P21"><text:span text:style-name="T10">Демонстрац</text:span><text:span text:style-name="T11">і</text:span><text:span text:style-name="T10">я р</text:span><text:span text:style-name="T11">о</text:span><text:span text:style-name="T10">бот</text:span><text:span text:style-name="T11">и</text:span><text:span text:style-name="T10"> програм</text:span><text:span text:style-name="T11">и.</text:span><text:span text:style-name="T10"> </text:span><text:span text:style-name="T12">youtube</text:span></text:p>
      <text:p text:style-name="P19"/>
      <text:p text:style-name="P19">Завдання. <text:span text:style-name="T13">Створити тривимірне зображення, яке повторює плоске зображення з ЛР2. Виконати афінні перетворення отриманого зображення використовуючи засоби бібліотеки OpenGL, реалізувати поворот і масштабування всієї отриманої фігури. Включити і налаштувати освітлення об'єктів.</text:span></text:p>
      <text:p text:style-name="P17"/>
      <text:p text:style-name="P20">Опис використаних в програмі графічних засобів бібліотеки OpenGL.</text:p>
      <text:p text:style-name="P20"/>
      <text:p text:style-name="P20">Аналіз результатів, 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3-22T17:26:22.294897028</dc:date>
    <meta:editing-duration>PT9H7M48S</meta:editing-duration>
    <meta:editing-cycles>180</meta:editing-cycles>
    <meta:generator>LibreOffice/7.0.5.2$Linux_X86_64 LibreOffice_project/00$Build-2</meta:generator>
    <meta:document-statistic meta:table-count="0" meta:image-count="0" meta:object-count="1" meta:page-count="2" meta:paragraph-count="22" meta:word-count="108" meta:character-count="920" meta:non-whitespace-character-count="826"/>
  </office:meta>
</office:document-meta>
</file>